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251cm"/>
    </style:style>
    <style:style style:name="co2" style:family="table-column">
      <style:table-column-properties fo:break-before="auto" style:column-width="0.933cm"/>
    </style:style>
    <style:style style:name="co3" style:family="table-column">
      <style:table-column-properties fo:break-before="auto" style:column-width="2.67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SPSS</text:p>
          </table:table-cell>
          <table:table-cell table:style-name="ce1" office:value-type="string" calcext:value-type="string">
            <text:p>jmv</text:p>
          </table:table-cell>
          <table:table-cell table:style-name="ce1" office:value-type="string" calcext:value-type="string">
            <text:p>OtherModules</text:p>
          </table:table-cell>
        </table:table-row>
        <table:table-row table:style-name="ro1">
          <table:table-cell office:value-type="string" calcext:value-type="string">
            <text:p>2S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 DOCU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 FI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 VALUE LABE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GREG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S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ER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AC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O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Y DICTIONA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TORE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YES ANO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YES CORRE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YES INDEPEND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YES LOGLINE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YES ONESAMP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YES REGRES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YES RELA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YES REPEA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GIN DATA-END DA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GIN EXPR-END EX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GIN GPL-END G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GIN PROGRAM-END 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OTSTR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C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EPL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ESTOVA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P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R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 TIME 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 TRANSFORM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U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DEBO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ARE DATASE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U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JO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REL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RESPONDE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XR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TA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COXR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DESCRIPTIV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G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LOGIST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ORDI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L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SEL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TABUL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AB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VEF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 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FILE ATTRIBU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SET ACTIV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SET CLO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SET CO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SET DECL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SET DISPL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SET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INE-!ENDDEF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ETE VARIAB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CRIPTIV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TECTANOMA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CRIMINA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PL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CLU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LOGIST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R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TAB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TR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 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 REPEAT-END REPE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U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OP DOCU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 C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 F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AM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CU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SMOO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EN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E HAND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E LAB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E TYPE-END FILE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I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EISS MULTIRATER KAP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MA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QUENC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L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LINMIX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L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 CAP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 DA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 S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 STA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 TRANSL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COGN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TM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GRA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M: Multivari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M: Repeated Measu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M: Univari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OGLINE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GRA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LU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 PROGRAM-END INPUT 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E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ERT EX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ERT 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YED DATA 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ISTIC REGRES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LINE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P-END LO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O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OVA: Multivari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OVA: Repeated Measu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OVA: Univari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CH FI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 DA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-END MATR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ONVE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NG VALU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X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 CLO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 HAND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 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SE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T RESPO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TIPLE CORRESPONDE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TIPLE IMPUT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 OF CA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IVEBA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F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MR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NPAR CO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AR 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E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AP CUB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SE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SIN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SL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W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IMAL BINN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THOPL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PUT ACTIV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PUT CLO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PUT DISPL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PUT EX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PUT MODI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PUT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PUT N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PUT 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PUT SA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ER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TIAL CO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MISS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NCAR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L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DI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FS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SER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NC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NT EJ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NT FORMA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NT SP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B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CEDURE OUTP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XIMIT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XS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NTILE REGRES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K CLU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TIO STATISTI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D MOD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ORD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ORM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RES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IABIL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NAME VARIAB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EATING DA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OSITORY ATTRIBU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OSITORY CONN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OSITORY CO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RE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PONSE R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T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 ANALYS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P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VE CODEP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VE DATA COLLE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VE MOD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VE TRANSL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VETM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RI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LECT 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LECTPR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FT VALU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REP BEGIN-SIMPREP E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R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T CA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T VARIAB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TIAL ASSOCIATION RU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TIAL MAPS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TIAL TEMPORAL PREDI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CH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CT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IT F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 JO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TIT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MMARI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VIV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FILE IN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M ANALYS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M APP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M MOD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ISPL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ORA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 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S BEG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S E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S IM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S MER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APP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H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MOD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PL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T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STEP CLU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ANO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IDATEDA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UE LABE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CO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IABLE ALIGN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IABLE ATTRIBU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IABLE LABE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IABLE LEV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IABLE RO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IABLE WID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STOCA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C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I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FORMA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RA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AVE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2:Sheet1.A30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cm"/>
      <style:text-properties style:font-name="Liberation Sans" fo:language="en" fo:country="GB" style:font-name-asian="Noto Sans CJK JP Regular" style:language-asian="ja" style:country-asian="JP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5">00/00/0000</text:date>, <text:time style:data-style-name="N2" text:time-value="17:05:07.4663207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ebastian Jentschke</meta:initial-creator>
    <meta:creation-date>2020-09-11T16:36:38.697289554</meta:creation-date>
    <dc:date>2021-08-15T17:06:54.735043458</dc:date>
    <meta:editing-duration>PT6M55S</meta:editing-duration>
    <meta:editing-cycles>2</meta:editing-cycles>
    <meta:generator>LibreOffice/7.1.5.2$Linux_X86_64 LibreOffice_project/10$Build-2</meta:generator>
    <meta:document-statistic meta:table-count="1" meta:cell-count="308" meta:object-count="0"/>
  </office:meta>
</office:document-meta>
</file>